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77ccf"/>
    </style:style>
    <style:style style:name="P3" style:family="paragraph" style:parent-style-name="Text_20_body" style:list-style-name="L2">
      <style:text-properties officeooo:paragraph-rsid="00177ccf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>
      <style:text-properties officeooo:paragraph-rsid="00177ccf"/>
    </style:style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9">
      <style:text-properties officeooo:paragraph-rsid="00177ccf"/>
    </style:style>
    <style:style style:name="P11" style:family="paragraph" style:parent-style-name="Text_20_body">
      <style:text-properties officeooo:paragraph-rsid="001826ba"/>
    </style:style>
    <style:style style:name="T1" style:family="text">
      <style:text-properties officeooo:rsid="00177ccf"/>
    </style:style>
    <style:style style:name="T2" style:family="text">
      <style:text-properties officeooo:rsid="001826ba"/>
    </style:style>
    <style:style style:name="T3" style:family="text">
      <style:text-properties fo:font-weight="bold"/>
    </style:style>
    <style:style style:name="T4" style:family="text">
      <style:text-properties fo:color="#000000" loext:opacity="100%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trong_20_Emphasis"><text:span text:style-name="T2">STUDENT: Sîmpetru Eva-Maria</text:span></text:span></text:p>
      <text:p text:style-name="P11"><text:span text:style-name="Strong_20_Emphasis"><text:span text:style-name="T2">TITLU LUCRARE: </text:span></text:span><text:span text:style-name="Strong_20_Emphasis"><text:span text:style-name="T3">Transformarea digitală prin tehnologii digitale - A</text:span></text:span><text:span text:style-name="Strong_20_Emphasis"><text:span text:style-name="T4">plicație web pentru managementul si evaluarea seturilor de abilități și interese în domeniul IT ale studenților</text:span></text:span></text:p>
      <text:p text:style-name="P11"><text:span text:style-name="Strong_20_Emphasis"/></text:p>
      <text:list text:style-name="L2">
        <text:list-item>
          <text:p text:style-name="P3"><text:span text:style-name="Strong_20_Emphasis">Introducere</text:span></text:p>
        </text:list-item>
      </text:list>
      <text:list text:style-name="L3">
        <text:list-item>
          <text:p text:style-name="P4"><text:span text:style-name="Strong_20_Emphasis">Capitolul I: Teoria transformării digitale</text:span><text:line-break/><text:span text:style-name="T1">1</text:span>.1. Definiția transformării digitale<text:line-break/><text:span text:style-name="T1">1</text:span>.2. Importanța transformării digitale în educație<text:line-break/><text:span text:style-name="T1">1</text:span>.<text:span text:style-name="T1">3</text:span>. Impactul transformării digitale asupra procesului educațional</text:p>
        </text:list-item>
      </text:list>
      <text:list text:style-name="L4">
        <text:list-item>
          <text:p text:style-name="P5"><text:span text:style-name="Strong_20_Emphasis">Capitolul II: Tehnologii utilizate</text:span><text:line-break/><text:span text:style-name="T1">2</text:span>.1. Framework-uri și limbaje de programare<text:line-break/><text:span text:style-name="T1">2</text:span>.2. Arhitectura aplicației<text:line-break/><text:span text:style-name="T1">2</text:span>.3. Baza de date și managementul datelor<text:line-break/><text:span text:style-name="T1">2</text:span>.4. Securitatea aplicației</text:p>
        </text:list-item>
      </text:list>
      <text:list text:style-name="L5">
        <text:list-item>
          <text:p text:style-name="P6"><text:span text:style-name="Strong_20_Emphasis">Capitolul III: Aplicația </text:span><text:span text:style-name="Strong_20_Emphasis"><text:span text:style-name="T1">software</text:span></text:span><text:line-break/><text:span text:style-name="T1">3</text:span>.1. Funcționalități pentru Admin<text:line-break/><text:tab/><text:span text:style-name="T1">3</text:span>.1.1. Gestionarea utilizatorilor<text:line-break/><text:tab/><text:span text:style-name="T1">3</text:span>.1.2. Gestionarea categoriilor și skill-urilor<text:line-break/><text:tab/><text:span text:style-name="T1">3</text:span>.1.3. Vizualizarea statisticilor<text:line-break/><text:span text:style-name="T1">3</text:span>.2. Funcționalități pentru Student<text:line-break/><text:tab/><text:span text:style-name="T1">3</text:span>.2.1. Evaluarea aptitudinilor și intereselor<text:line-break/><text:tab/><text:span text:style-name="T1">3</text:span>.2.2. Gestionarea chestionarelor și răspunsurilor<text:line-break/><text:span text:style-name="T1">3</text:span>.3. Funcționalități pentru Profesor și Companie<text:line-break/><text:tab/><text:span text:style-name="T1">3</text:span>.3.1. Crearea și gestionarea chestionarelor<text:line-break/><text:tab/><text:span text:style-name="T1">3</text:span>.3.2. Vizualizarea statisticilor și răspunsurilor</text:p>
        </text:list-item>
      </text:list>
      <text:list text:style-name="L6">
        <text:list-item>
          <text:p text:style-name="P7"><text:span text:style-name="Strong_20_Emphasis">Capitolul IV: Analiza competitivă</text:span><text:line-break/><text:span text:style-name="T1">4</text:span>.1. Soluții existente pe piață<text:line-break/><text:span text:style-name="T1">4</text:span>.<text:span text:style-name="T1">2</text:span>. Impactul aplicației <text:span text:style-name="T1">propuse </text:span>asupra pieței și utilizatorilor</text:p>
        </text:list-item>
        <text:list-item>
          <text:p text:style-name="P7"><text:span text:style-name="Strong_20_Emphasis">Capitolul V: Evaluarea și testarea aplicației</text:span><text:line-break/><text:span text:style-name="T1">5</text:span>.<text:span text:style-name="T1">1</text:span>. Rezultatele testării<text:line-break/><text:span text:style-name="T1">5</text:span>.<text:span text:style-name="T1">2</text:span>. Îmbunătățiri propus<text:span text:style-name="T1">e</text:span><text:line-break/>5.3. <text:span text:style-name="T1">Extindere</text:span></text:p>
        </text:list-item>
      </text:list>
      <text:list text:style-name="L8">
        <text:list-item>
          <text:p text:style-name="P8"><text:span text:style-name="Strong_20_Emphasis">Concluzii</text:span></text:p>
        </text:list-item>
      </text:list>
      <text:list text:style-name="L9">
        <text:list-item>
          <text:p text:style-name="P9"><text:span text:style-name="Strong_20_Emphasis">Bibliografie</text:span></text:p>
        </text:list-item>
        <text:list-item>
          <text:p text:style-name="P10"><text:span text:style-name="Strong_20_Emphasis"><text:span text:style-name="T1">Anexe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21:53:00.700578384</meta:creation-date>
    <dc:date>2025-01-16T23:11:54.893834044</dc:date>
    <meta:editing-duration>PT1H18M55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1" meta:paragraph-count="11" meta:word-count="165" meta:character-count="1334" meta:non-whitespace-character-count="1182"/>
  </office:meta>
</office:document-meta>
</file>